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fe6" officeooo:paragraph-rsid="0002efe6"/>
    </style:style>
    <style:style style:name="P2" style:family="paragraph" style:parent-style-name="Standard">
      <style:text-properties fo:font-weight="bold" officeooo:rsid="0002efe6" officeooo:paragraph-rsid="0002efe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ROSPECTIVE 8 / 5 </text:p>
      <text:p text:style-name="P1"/>
      <text:p text:style-name="P2">Att förbättra:</text:p>
      <text:p text:style-name="P1">Kunde inte få kontakt med lärare under helgen.</text:p>
      <text:p text:style-name="P1">Snabbare med att få iväg frågor.</text:p>
      <text:p text:style-name="P1">Sätta poäng på tasks – burn out chart för sprinten</text:p>
      <text:p text:style-name="P1">Scrum-möte varje dag.</text:p>
      <text:p text:style-name="P1"/>
      <text:p text:style-name="P1"/>
      <text:p text:style-name="P2">Fungerat bra:</text:p>
      <text:p text:style-name="P1">Skickade frågor till Tobias innan vi satte igång och delade upp tasks.</text:p>
      <text:p text:style-name="P1">Jobba på distans med videomöte i appearI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7:08.646000000</meta:creation-date>
    <dc:date>2017-05-08T10:36:31.285000000</dc:date>
    <meta:editing-duration>PT9M23S</meta:editing-duration>
    <meta:editing-cycles>1</meta:editing-cycles>
    <meta:document-statistic meta:table-count="0" meta:image-count="0" meta:object-count="0" meta:page-count="1" meta:paragraph-count="9" meta:word-count="53" meta:character-count="309" meta:non-whitespace-character-count="262"/>
    <meta:generator>LibreOffice/5.2.0.4$Windows_x86 LibreOffice_project/066b007f5ebcc236395c7d282ba488bca6720265</meta:generator>
  </office:meta>
</office:document-meta>
</file>